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50.331cm" svg:height="18.833cm" svg:x="8.619cm" svg:y="0.132cm">
            <draw:object draw:notify-on-update-of-ranges="Лист1.A1:Лист1.A298 Лист1.B1:Лист1.B29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2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6" calcext:value-type="float">
            <text:p>56</text:p>
          </table:table-cell>
        </table:table-row>
        <table:table-row table:style-name="ro1" table:number-rows-repeated="104827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Лист2" table:style-name="ta1">
        <table:shapes>
          <draw:frame draw:z-index="0" draw:style-name="gr1" draw:text-style-name="P1" svg:width="25.108cm" svg:height="11.339cm" svg:x="5.012cm" svg:y="0.326cm">
            <draw:object draw:notify-on-update-of-ranges="Лист2.A1:Лист2.A298 Лист2.B1:Лист2.B29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7" calcext:value-type="float">
            <text:p>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.00.0000</text:date>, <text:time style:data-style-name="N2" text:time-value="14:58:20.90366965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 </meta:initial-creator>
    <meta:creation-date>2016-12-19T14:03:40.256056145</meta:creation-date>
    <dc:date>2016-12-19T15:07:17.789730336</dc:date>
    <dc:creator>denis  </dc:creator>
    <meta:editing-duration>PT37M28S</meta:editing-duration>
    <meta:editing-cycles>3</meta:editing-cycles>
    <meta:generator>LibreOffice/4.2.8.2$Linux_X86_64 LibreOffice_project/420m0$Build-2</meta:generator>
    <meta:document-statistic meta:table-count="2" meta:cell-count="11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332cm" svg:height="18.834cm" xlink:href=".." xlink:type="simple" chart:class="chart:scatter" chart:style-name="ch1">
        <chart:legend chart:legend-position="end" svg:x="47.963cm" svg:y="9.118cm" style:legend-expansion="high" chart:style-name="ch2"/>
        <chart:plot-area chart:style-name="ch3" table:cell-range-address="Лист1.A1:Лист1.B298" svg:x="1.006cm" svg:y="0.376cm" svg:width="45.951cm" svg:height="18.082cm">
          <chartooo:coordinate-region svg:x="1.813cm" svg:y="0.575cm" svg:width="44.865cm" svg:height="17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1:Лист1.B298" chart:class="chart:scatter">
            <chart:domain table:cell-range-address="Лист1.A1:Лист1.A298"/>
            <chart:data-point chart:repeated="2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Лист1.A1:Лист1.A298</svg:desc>
                </draw:g>
              </table:table-cell>
              <table:table-cell office:value-type="float" office:value="1">
                <text:p>1</text:p>
                <draw:g>
                  <svg:desc>Лист1.B1:Лист1.B2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3">
                <text:p>21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109cm" svg:height="11.34cm" xlink:href=".." xlink:type="simple" chart:class="chart:scatter" chart:style-name="ch1">
        <chart:legend chart:legend-position="end" svg:x="22.74cm" svg:y="5.371cm" style:legend-expansion="high" chart:style-name="ch2"/>
        <chart:plot-area chart:style-name="ch3" table:cell-range-address="Лист2.A1:Лист2.B298" svg:x="0.502cm" svg:y="0.226cm" svg:width="21.736cm" svg:height="10.888cm">
          <chartooo:coordinate-region svg:x="1.309cm" svg:y="0.426cm" svg:width="20.649cm" svg:height="10.0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2.B1:Лист2.B298" chart:class="chart:scatter">
            <chart:domain table:cell-range-address="Лист2.A1:Лист2.A298"/>
            <chart:data-point chart:repeated="2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Лист2.A1:Лист2.A298</svg:desc>
                </draw:g>
              </table:table-cell>
              <table:table-cell office:value-type="float" office:value="1">
                <text:p>1</text:p>
                <draw:g>
                  <svg:desc>Лист2.B1:Лист2.B2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3">
                <text:p>21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87">
                <text:p>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